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QuadroDeAssinaturas" style:family="table">
      <style:table-properties style:width="17cm" table:align="margins"/>
    </style:style>
    <style:style style:name="QuadroDeAssinaturas.A" style:family="table-column">
      <style:table-column-properties style:column-width="8.5cm" style:rel-column-width="32767*"/>
    </style:style>
    <style:style style:name="QuadroDeAssinaturas.B" style:family="table-column">
      <style:table-column-properties style:column-width="8.5cm" style:rel-column-width="32768*"/>
    </style:style>
    <style:style style:name="QuadroDeAssinaturas.A1" style:family="table-cell">
      <style:table-cell-properties style:writing-mode="page"/>
    </style:style>
    <style:style style:name="P1" style:family="paragraph" style:parent-style-name="Standard">
      <style:paragraph-properties fo:text-align="justify" style:justify-single-word="false"/>
      <style:text-properties style:font-name="Verdana" fo:font-size="12pt" officeooo:rsid="0018b5ba" officeooo:paragraph-rsid="0018b5ba" style:font-size-asian="12pt" style:font-size-complex="12pt"/>
    </style:style>
    <style:style style:name="P2" style:family="paragraph" style:parent-style-name="Standard">
      <style:paragraph-properties fo:text-align="justify" style:justify-single-word="false"/>
      <style:text-properties style:font-name="Verdana" fo:font-size="12pt" officeooo:rsid="001cdede" officeooo:paragraph-rsid="001cdede" style:font-size-asian="12pt" style:font-size-complex="12pt"/>
    </style:style>
    <style:style style:name="P3" style:family="paragraph" style:parent-style-name="Standard">
      <style:text-properties style:font-name="Verdana" fo:font-size="12pt" officeooo:paragraph-rsid="0020ed23" style:font-size-asian="12pt" style:font-size-complex="12pt"/>
    </style:style>
    <style:style style:name="P4" style:family="paragraph" style:parent-style-name="Standard">
      <style:text-properties style:font-name="Verdana" fo:font-size="12pt" officeooo:rsid="0021cf3d" officeooo:paragraph-rsid="0021cf3d" style:font-size-asian="12pt" style:font-size-complex="12pt"/>
    </style:style>
    <style:style style:name="P5" style:family="paragraph" style:parent-style-name="Standard">
      <style:paragraph-properties fo:text-align="center" style:justify-single-word="false"/>
      <style:text-properties style:font-name="Verdana" fo:font-size="12pt" officeooo:rsid="0021cf3d" officeooo:paragraph-rsid="00248d8f" style:font-size-asian="12pt" style:font-size-complex="12pt"/>
    </style:style>
    <style:style style:name="P6" style:family="paragraph" style:parent-style-name="Standard">
      <style:paragraph-properties fo:text-align="justify" style:justify-single-word="false"/>
      <style:text-properties style:font-name="Verdana" fo:font-size="12pt" officeooo:paragraph-rsid="00199a0d" style:font-size-asian="12pt" style:font-size-complex="12pt"/>
    </style:style>
    <style:style style:name="P7" style:family="paragraph" style:parent-style-name="Standard">
      <style:paragraph-properties fo:text-align="justify" style:justify-single-word="false"/>
      <style:text-properties style:font-name="Verdana" fo:font-size="12pt" officeooo:paragraph-rsid="0018ac55" style:font-size-asian="12pt" style:font-size-complex="12pt"/>
    </style:style>
    <style:style style:name="P8" style:family="paragraph" style:parent-style-name="Standard">
      <style:paragraph-properties fo:text-align="justify" style:justify-single-word="false"/>
      <style:text-properties style:font-name="Verdana" fo:font-size="12pt" officeooo:paragraph-rsid="0018b5ba" style:font-size-asian="12pt" style:font-size-complex="12pt"/>
    </style:style>
    <style:style style:name="P9" style:family="paragraph" style:parent-style-name="Standard">
      <style:paragraph-properties fo:text-align="justify" style:justify-single-word="false"/>
      <style:text-properties style:font-name="Verdana" fo:font-size="12pt" officeooo:paragraph-rsid="001e3061" style:font-size-asian="12pt" style:font-size-complex="12pt"/>
    </style:style>
    <style:style style:name="P10" style:family="paragraph" style:parent-style-name="Standard">
      <style:paragraph-properties fo:text-align="justify" style:justify-single-word="false"/>
      <style:text-properties style:font-name="Verdana" fo:font-size="12pt" officeooo:paragraph-rsid="001cdede" style:font-size-asian="12pt" style:font-size-complex="12pt"/>
    </style:style>
    <style:style style:name="P11" style:family="paragraph" style:parent-style-name="Standard">
      <style:paragraph-properties fo:text-align="justify" style:justify-single-word="false"/>
      <style:text-properties style:font-name="Verdana" fo:font-size="12pt" officeooo:paragraph-rsid="001c85cd" style:font-size-asian="12pt" style:font-size-complex="12pt"/>
    </style:style>
    <style:style style:name="P12" style:family="paragraph" style:parent-style-name="Standard">
      <style:paragraph-properties fo:text-align="justify" style:justify-single-word="false"/>
      <style:text-properties style:font-name="Verdana" fo:font-size="12pt" officeooo:paragraph-rsid="0020ed23" style:font-size-asian="12pt" style:font-size-complex="12pt"/>
    </style:style>
    <style:style style:name="P13" style:family="paragraph" style:parent-style-name="Standard">
      <style:paragraph-properties fo:text-align="justify" style:justify-single-word="false"/>
      <style:text-properties style:font-name="Verdana" fo:font-size="12pt" officeooo:paragraph-rsid="0021cf3d" style:font-size-asian="12pt" style:font-size-complex="12pt"/>
    </style:style>
    <style:style style:name="P14" style:family="paragraph" style:parent-style-name="Standard">
      <style:paragraph-properties fo:text-align="justify" style:justify-single-word="false"/>
      <style:text-properties style:font-name="Verdana" fo:font-size="12pt" officeooo:paragraph-rsid="002a3b39" style:font-size-asian="12pt" style:font-size-complex="12pt"/>
    </style:style>
    <style:style style:name="P15" style:family="paragraph" style:parent-style-name="Standard">
      <style:paragraph-properties fo:text-align="justify" style:justify-single-word="false"/>
      <style:text-properties style:font-name="Verdana" officeooo:paragraph-rsid="0018ac55"/>
    </style:style>
    <style:style style:name="P16" style:family="paragraph" style:parent-style-name="Standard">
      <style:paragraph-properties fo:text-align="center" style:justify-single-word="false"/>
      <style:text-properties style:font-name="Verdana" officeooo:paragraph-rsid="0018ac55"/>
    </style:style>
    <style:style style:name="P17" style:family="paragraph" style:parent-style-name="Standard">
      <style:paragraph-properties fo:text-align="center" style:justify-single-word="false"/>
      <style:text-properties style:font-name="Courier New" fo:font-size="12pt" officeooo:rsid="0021cf3d" officeooo:paragraph-rsid="00248d8f" fo:background-color="#ffff00" style:font-size-asian="12pt" style:font-size-complex="12pt"/>
    </style:style>
    <style:style style:name="T1" style:family="text">
      <style:text-properties officeooo:rsid="0018ac55"/>
    </style:style>
    <style:style style:name="T2" style:family="text">
      <style:text-properties officeooo:rsid="0018b5ba"/>
    </style:style>
    <style:style style:name="T3" style:family="text">
      <style:text-properties officeooo:rsid="00199a0d"/>
    </style:style>
    <style:style style:name="T4" style:family="text">
      <style:text-properties fo:color="#000000" loext:opacity="100%"/>
    </style:style>
    <style:style style:name="T5" style:family="text">
      <style:text-properties fo:color="#000000" loext:opacity="100%" fo:background-color="transparent" loext:char-shading-value="0"/>
    </style:style>
    <style:style style:name="T6" style:family="text">
      <style:text-properties fo:color="#000000" loext:opacity="100%" officeooo:rsid="00199a0d" fo:background-color="transparent" loext:char-shading-value="0"/>
    </style:style>
    <style:style style:name="T7" style:family="text">
      <style:text-properties fo:color="#000000" loext:opacity="100%" officeooo:rsid="001e3061" fo:background-color="transparent" loext:char-shading-value="0"/>
    </style:style>
    <style:style style:name="T8" style:family="text">
      <style:text-properties fo:color="#000000" loext:opacity="100%" style:font-name="Courier New" fo:background-color="#ffff00" loext:char-shading-value="0"/>
    </style:style>
    <style:style style:name="T9" style:family="text">
      <style:text-properties fo:color="#000000" loext:opacity="100%" style:font-name="Courier New" officeooo:rsid="00199a0d" fo:background-color="#ffff00" loext:char-shading-value="0"/>
    </style:style>
    <style:style style:name="T10" style:family="text">
      <style:text-properties fo:color="#000000" loext:opacity="100%" style:font-name="Courier New" officeooo:rsid="0018b5ba" fo:background-color="#ffff00" loext:char-shading-value="0"/>
    </style:style>
    <style:style style:name="T11" style:family="text">
      <style:text-properties fo:color="#000000" loext:opacity="100%" style:font-name="Courier New" officeooo:rsid="001b5f87" fo:background-color="#ffff00" loext:char-shading-value="0"/>
    </style:style>
    <style:style style:name="T12" style:family="text">
      <style:text-properties fo:color="#000000" loext:opacity="100%" style:font-name="Courier New" officeooo:rsid="001ed259" fo:background-color="#ffff00" loext:char-shading-value="0"/>
    </style:style>
    <style:style style:name="T13" style:family="text">
      <style:text-properties fo:color="#000000" loext:opacity="100%" style:font-name="Courier New" officeooo:rsid="00199a0d" fo:background-color="transparent" loext:char-shading-value="0"/>
    </style:style>
    <style:style style:name="T14" style:family="text">
      <style:text-properties officeooo:rsid="001e3061"/>
    </style:style>
    <style:style style:name="T15" style:family="text">
      <style:text-properties officeooo:rsid="001ed259"/>
    </style:style>
    <style:style style:name="T16" style:family="text">
      <style:text-properties officeooo:rsid="0020ed23"/>
    </style:style>
    <style:style style:name="T17" style:family="text">
      <style:text-properties officeooo:rsid="0020ed23" fo:background-color="transparent" loext:char-shading-value="0"/>
    </style:style>
    <style:style style:name="T18" style:family="text">
      <style:text-properties officeooo:rsid="0021cf3d" fo:background-color="transparent" loext:char-shading-value="0"/>
    </style:style>
    <style:style style:name="T19" style:family="text">
      <style:text-properties style:font-name="Courier New" officeooo:rsid="001b5f87" fo:background-color="#ffff00" loext:char-shading-value="0"/>
    </style:style>
    <style:style style:name="T20" style:family="text">
      <style:text-properties style:font-name="Courier New" officeooo:rsid="001e3061" fo:background-color="#ffff00" loext:char-shading-value="0"/>
    </style:style>
    <style:style style:name="T21" style:family="text">
      <style:text-properties style:font-name="Courier New" officeooo:rsid="001c85cd" fo:background-color="#ffff00" loext:char-shading-value="0"/>
    </style:style>
    <style:style style:name="T22" style:family="text">
      <style:text-properties style:font-name="Courier New" officeooo:rsid="0020ed23" fo:background-color="#ffff00" loext:char-shading-value="0"/>
    </style:style>
    <style:style style:name="T23" style:family="text">
      <style:text-properties style:font-name="Courier New" officeooo:rsid="0021cf3d" fo:background-color="#ffff00" loext:char-shading-value="0"/>
    </style:style>
    <style:style style:name="T24" style:family="text">
      <style:text-properties style:font-name="Courier New" officeooo:rsid="002a3b39"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NTRATO DE CONSTITUIÇÃO DE <text:span text:style-name="T1">SOCIEDADE SIMPLES LTDA</text:span> </text:p>
      <text:p text:style-name="P15"/>
      <text:p text:style-name="P6">1. <text:span text:style-name="T8">Socio1.</text:span><text:span text:style-name="T9">Nome</text:span><text:span text:style-name="T5"> </text:span>, <text:span text:style-name="T8">Socio1.</text:span><text:span text:style-name="T9">Nacionalidade</text:span><text:span text:style-name="T6"> </text:span>, <text:span text:style-name="T8">Socio1.</text:span><text:span text:style-name="T9">EstadoCivil</text:span>, <text:span text:style-name="T2">maior de idade, </text:span><text:span text:style-name="T10">Socio1.</text:span><text:span text:style-name="T9">Profissao</text:span>, nº do CPF <text:span text:style-name="T8">Socio1.</text:span><text:span text:style-name="T9">Cpf</text:span><text:span text:style-name="T6"> </text:span>, <text:span text:style-name="T8">Socio1.</text:span><text:span text:style-name="T9">Rg</text:span><text:span text:style-name="T1">, </text:span>residente e domiciliado n<text:span text:style-name="T3">o(a)</text:span> <text:span text:style-name="T8">Socio1.</text:span><text:span text:style-name="T9">Endereco</text:span><text:span text:style-name="T6"> , </text:span><text:span text:style-name="T9">Socio1.NroImovel</text:span><text:span text:style-name="T6"> , </text:span><text:span text:style-name="T9">Socio1.Complemento?</text:span><text:span text:style-name="T6"> , </text:span><text:span text:style-name="T9">Socio1.Bairro</text:span><text:span text:style-name="T6"> , </text:span><text:span text:style-name="T9">Socio1.Cidade</text:span><text:span text:style-name="T6"> , </text:span><text:span text:style-name="T9">Socio1.Uf</text:span><text:span text:style-name="T6"> , </text:span><text:span text:style-name="T9">Socio1.Cep</text:span><text:span text:style-name="T2">;</text:span></text:p>
      <text:p text:style-name="P7"/>
      <text:p text:style-name="P1">e</text:p>
      <text:p text:style-name="P7"/>
      <text:p text:style-name="P6">2. <text:span text:style-name="T8">Socio</text:span><text:span text:style-name="T9">2</text:span><text:span text:style-name="T8">.</text:span><text:span text:style-name="T9">Nome</text:span><text:span text:style-name="T5"> </text:span>, <text:span text:style-name="T8">Socio</text:span><text:span text:style-name="T9">2</text:span><text:span text:style-name="T8">.</text:span><text:span text:style-name="T9">Nacionalidade</text:span><text:span text:style-name="T6"> </text:span>, <text:span text:style-name="T8">Socio</text:span><text:span text:style-name="T9">2</text:span><text:span text:style-name="T8">.</text:span><text:span text:style-name="T9">EstadoCivil</text:span>, <text:span text:style-name="T2">maior de idade, </text:span><text:span text:style-name="T10">Socio</text:span><text:span text:style-name="T9">2</text:span><text:span text:style-name="T10">.</text:span><text:span text:style-name="T9">Profissao</text:span>, nº do CPF <text:span text:style-name="T8">Socio</text:span><text:span text:style-name="T9">2</text:span><text:span text:style-name="T8">.</text:span><text:span text:style-name="T9">Cpf</text:span><text:span text:style-name="T6"> </text:span>, <text:span text:style-name="T8">Socio</text:span><text:span text:style-name="T9">2</text:span><text:span text:style-name="T8">.</text:span><text:span text:style-name="T9">Rg</text:span><text:span text:style-name="T13"> </text:span><text:span text:style-name="T1">, </text:span>residente e domiciliado n<text:span text:style-name="T3">a</text:span> <text:span text:style-name="T8">Socio</text:span><text:span text:style-name="T9">2</text:span><text:span text:style-name="T8">.</text:span><text:span text:style-name="T9">Endereco</text:span><text:span text:style-name="T6"> , </text:span><text:span text:style-name="T9">Socio2.NroImovel</text:span><text:span text:style-name="T6"> , </text:span><text:span text:style-name="T9">Socio</text:span><text:span text:style-name="T11">2</text:span><text:span text:style-name="T9">.Complemento?</text:span><text:span text:style-name="T6"> , </text:span><text:span text:style-name="T9">Socio</text:span><text:span text:style-name="T11">2</text:span><text:span text:style-name="T9">.Bairro</text:span><text:span text:style-name="T6"> , </text:span><text:span text:style-name="T9">Socio</text:span><text:span text:style-name="T11">2</text:span><text:span text:style-name="T9">.Cidade</text:span><text:span text:style-name="T6"> , </text:span><text:span text:style-name="T9">Socio</text:span><text:span text:style-name="T11">2</text:span><text:span text:style-name="T9">.Uf</text:span><text:span text:style-name="T6"> , </text:span><text:span text:style-name="T9">Socio</text:span><text:span text:style-name="T11">2</text:span><text:span text:style-name="T9">.Cep</text:span><text:span text:style-name="T13"> </text:span><text:span text:style-name="T2">;</text:span></text:p>
      <text:p text:style-name="P8"/>
      <text:p text:style-name="P8">resolvem constituir uma <text:span text:style-name="T2">S</text:span>ociedade Simples LTDA mediante as seguintes cláusulas e condições:</text:p>
      <text:p text:style-name="P8"/>
      <text:p text:style-name="P9">1ª. A sociedade girará com a denominação de <text:span text:style-name="T19">PessoaJurídica.Nome</text:span><text:span text:style-name="T2"> </text:span>e terá sede e domicilio na <text:s/><text:span text:style-name="T11">PessoaJurídica</text:span><text:span text:style-name="T8">.</text:span><text:span text:style-name="T9">Endereco</text:span><text:span text:style-name="T6"> , </text:span><text:span text:style-name="T11">PessoaJurídica</text:span><text:span text:style-name="T9">.NroImovel</text:span><text:span text:style-name="T6"> , </text:span><text:span text:style-name="T11">PessoaJurídica</text:span><text:span text:style-name="T9">.Complemento?</text:span><text:span text:style-name="T6"> , </text:span><text:span text:style-name="T11">PessoaJurídica</text:span><text:span text:style-name="T9">.Bairro</text:span><text:span text:style-name="T6"> , </text:span><text:span text:style-name="T11">PessoaJurídica</text:span><text:span text:style-name="T9">.Cidade</text:span><text:span text:style-name="T6"> , </text:span><text:span text:style-name="T11">PessoaJurídica</text:span><text:span text:style-name="T9">.Uf</text:span><text:span text:style-name="T6"> , </text:span><text:span text:style-name="T11">PessoaJurídica</text:span><text:span text:style-name="T9">.Cep</text:span></text:p>
      <text:p text:style-name="P8"/>
      <text:p text:style-name="P14">2ª. O capital social será de R$ <text:span text:style-name="T24">(PessoaJuridica</text:span><text:span text:style-name="T20">.</text:span><text:span text:style-name="T24">QuotaSocio1 + PessoaJuridica</text:span><text:span text:style-name="T20">.</text:span><text:span text:style-name="T24">QuotaSocio2)</text:span> dividido em <text:span text:style-name="T24">(PessoaJuridica</text:span><text:span text:style-name="T20">.</text:span><text:span text:style-name="T24">QuotaSocio1 + PessoaJuridica</text:span><text:span text:style-name="T20">.</text:span><text:span text:style-name="T24">QuotaSocio2)</text:span> quotas no valor nominal R$ <text:span text:style-name="T2">1,00</text:span> (<text:span text:style-name="T2">um real</text:span>) <text:span text:style-name="T14">cada</text:span>, totalmente integralizadas neste ato em moeda corrente do País, pelos sócios <text:span text:style-name="T14">da seguinte forma: O(a)</text:span> <text:span text:style-name="T24">PessoaJuridica.</text:span><text:span text:style-name="T8">Socio1.</text:span><text:span text:style-name="T9">Nome</text:span><text:span text:style-name="T6"> </text:span><text:span text:style-name="T7">é</text:span><text:span text:style-name="T2"> detentor de </text:span><text:span text:style-name="T24">PessoaJuridica</text:span><text:span text:style-name="T20">.</text:span><text:span text:style-name="T24">QuotaSocio1</text:span><text:span text:style-name="T2"> </text:span>quotas <text:span text:style-name="T2">e</text:span> <text:span text:style-name="T24">PessoaJuridica.</text:span><text:span text:style-name="T8">Socio</text:span><text:span text:style-name="T12">2</text:span><text:span text:style-name="T8">.</text:span><text:span text:style-name="T9">Nome</text:span><text:span text:style-name="T3"> </text:span><text:span text:style-name="T15">é o </text:span><text:span text:style-name="T3">detentor de </text:span><text:span text:style-name="T24">PessoaJuridica</text:span><text:span text:style-name="T20">.</text:span><text:span text:style-name="T24">QuotaSocio2</text:span> quotas. </text:p>
      <text:p text:style-name="P6">Parágrafo único. A responsabilidade de cada sócio é restrita ao valor de suas quotas, mas todos respondem solidariamente pela integralização do capital social de conformidade com o artigo 1052 da lei 10.406/2002. </text:p>
      <text:p text:style-name="P6"/>
      <text:p text:style-name="P10">3ª. O objeto <text:span text:style-name="T3">social da sociedade ora constituída é:</text:span></text:p>
      <text:p text:style-name="P2">4546 CONSULTORIO MÉDICO</text:p>
      <text:p text:style-name="P2">7846 EXAMES LABORATORIAIS</text:p>
      <text:p text:style-name="P2">4587 EXAMES DE IMAGEM</text:p>
      <text:p text:style-name="P6"/>
      <text:p text:style-name="P11">4ª. A sociedade iniciará suas atividades em <text:span text:style-name="T21">PessoaJuridica.</text:span><text:span text:style-name="T8">PrazoInicialDeDuracao</text:span><text:span text:style-name="T4"> </text:span>e seu prazo de duração é indeterminado. </text:p>
      <text:p text:style-name="P11"/>
      <text:p text:style-name="P12">5ª. As quotas são indivisíveis e não poderão ser cedidas ou transferidas a terceiros sem o consentimento do outro sócio, a quem fica assegurado, em igualdade de condições e preço direito de preferência para a sua aquisição se <text:soft-page-break/>postas à venda, formalizando, se realizada a cessão delas, a alteração contratual pertinente. </text:p>
      <text:p text:style-name="P12"/>
      <text:p text:style-name="P12"><text:span text:style-name="T16">6ª </text:span>A administração da sociedade caberá <text:span text:style-name="T16">aos sócios </text:span><text:span text:style-name="T21">PessoaJuridica.</text:span><text:span text:style-name="T22">Socio1</text:span> <text:span text:style-name="T16">e </text:span><text:span text:style-name="T21">PessoaJuridica.</text:span><text:span text:style-name="T22">Socio2</text:span><text:span text:style-name="T17"> </text:span>com os poderes e atribuições de <text:span text:style-name="T16">administração em conjunto ou isoladamente,</text:span> autorizado o uso do nome empresarial, vedado, no entanto, em atividades estranhas ao interesse social ou assumir obrigações seja em favor de qualquer dos quotistas ou de terceiros, bem como onerar ou alienar bens imóveis da sociedade, sem autorização do(s) outro(s) sócio(s). </text:p>
      <text:p text:style-name="P12"/>
      <text:p text:style-name="P12">7ª. Ao término da cada exercício social, em 31 de dezembro, o<text:span text:style-name="T16">s</text:span> administrador<text:span text:style-name="T16">es</text:span> prestar<text:span text:style-name="T16">ão</text:span> contas justificadas de sua administração, procedendo à elaboração do inventário, do balanço patrimonial e do balanço de resultado econômico, cabendo aos sócios, na proporção de suas quotas, a distribuição dos lucros ou perdas.</text:p>
      <text:p text:style-name="P10"/>
      <text:p text:style-name="P10">8ª. Nos quatro meses seguintes ao término do exercício social, os sócios deliberarão sobre as contas e designarão administrador(es) quando for o caso. </text:p>
      <text:p text:style-name="P10"/>
      <text:p text:style-name="P10">9ª. A sociedade poderá a qualquer tempo, abrir ou fechar filial ou outra dependência, mediante alteração contratual assinada por todos os sócios.</text:p>
      <text:p text:style-name="P10"/>
      <text:p text:style-name="P10">10ª. Os sócios poderão, de comum acordo, fixar uma retirada mensal, a título de “pro labore”, observadas as disposições regulamentares pertinentes. </text:p>
      <text:p text:style-name="P10"/>
      <text:p text:style-name="P12">11ª. <text:s/>Falecendo ou tornando-se interditado qualquer sócio, a sociedade continuará suas atividades com os herdeiros, sucessores, ou com o(s) sócio(s) remanescente, desde que sejam profissionais habilitados e se forem de outras profissões regulamentadas os mesmos deverão ser registrados nos respectivos conselhos de fiscalização profissional. Não sendo possível ou inexistindo interesse destes ou do(s) sócio(s) remanescente(s), o valor de seus haveres será apurado e liquidado com base na situação patrimonial da sociedade, à data de ocorrência do evento, verificada em balanço especialmente levantado.</text:p>
      <text:p text:style-name="P12">Parágrafo único - O mesmo procedimento será adotado em outros casos em que a sociedade decida em relação a seus sócios. </text:p>
      <text:p text:style-name="P12"/>
      <text:p text:style-name="P12">12<text:span text:style-name="T16">ª</text:span>. Este Instrumento Contratual, será regido pela Lei 10.406/2002, tendo como regência supletiva as Normas Regimentais da Sociedade Anônima Lei 6.404/76. </text:p>
      <text:p text:style-name="P12"/>
      <text:p text:style-name="P12">13ª. (Os) Administrador(es) declara(m), sob as penas da lei, de que não está(ão) impedidos de exercer a administração da sociedade, por lei especial, ou em virtude de condenação criminal, ou por se encontrar(em) sob os efeitos dela, a pena que vede, ainda que temporariamente, o acesso a cargos públicos; ou por crime falimentar, de prevaricação, peita ou suborno, concussão, peculato, ou contra a economia popular, contra o sistema financeiro nacional, contra normas de defesa da concorrência, contra as relações de consumo, fé pública, ou a propriedade, conforme o artigo 1.011 parágrafo 1º da Lei 10.406/2002. </text:p>
      <text:p text:style-name="P12"><text:soft-page-break/></text:p>
      <text:p text:style-name="P13">14ª. Fica eleito o foro da Cidade de <text:span text:style-name="T22">PessoaJuridica.Cidade</text:span><text:span text:style-name="T16">, </text:span><text:span text:style-name="T22">PessoaJuridica.U</text:span><text:span text:style-name="T23">f</text:span><text:span text:style-name="T17">,</text:span> para o exercício e o cumprimento dos direitos e obrigações resultantes deste contrato. </text:p>
      <text:p text:style-name="P13"/>
      <text:p text:style-name="P13">E por estarem assim justos e contratados assinam o presente instrumento em <text:span text:style-name="T16">3</text:span> vias.</text:p>
      <text:p text:style-name="P12"/>
      <text:p text:style-name="P13"><text:span text:style-name="T22">PessoaJuridica.Cidade, </text:span><text:span text:style-name="T23">PessoaJuridica.Uf</text:span><text:span text:style-name="T18">, </text:span><text:span text:style-name="T23">PessoaJuridica.</text:span><text:span text:style-name="T8">PrazoInicialDeDuracao</text:span><text:span text:style-name="T16">.</text:span></text:p>
      <text:p text:style-name="P3"/>
      <table:table table:name="QuadroDeAssinaturas" table:style-name="QuadroDeAssinaturas">
        <table:table-column table:style-name="QuadroDeAssinaturas.A"/>
        <table:table-column table:style-name="QuadroDeAssinaturas.B"/>
        <table:table-row>
          <table:table-cell table:style-name="QuadroDeAssinaturas.A1" office:value-type="string">
            <text:p text:style-name="P5">___________________________</text:p>
          </table:table-cell>
          <table:table-cell table:style-name="QuadroDeAssinaturas.A1" office:value-type="string">
            <text:p text:style-name="P5">___________________________</text:p>
          </table:table-cell>
        </table:table-row>
        <table:table-row>
          <table:table-cell table:style-name="QuadroDeAssinaturas.A1" office:value-type="string">
            <text:p text:style-name="P17">PessoaJuridica.Socio1</text:p>
          </table:table-cell>
          <table:table-cell table:style-name="QuadroDeAssinaturas.A1" office:value-type="string">
            <text:p text:style-name="P17">PessoaJuridica.Socio2</text:p>
          </table:table-cell>
        </table:table-row>
      </table:table>
      <text:p text:style-name="P3"/>
      <text:p text:style-name="P4"><text:tab/></text:p>
      <text:p text:style-name="P4"><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22:14:40.869000000</meta:creation-date>
    <dc:date>2024-05-20T15:45:05.459000000</dc:date>
    <meta:editing-duration>PT16H37M7S</meta:editing-duration>
    <meta:editing-cycles>15</meta:editing-cycles>
    <meta:generator>LibreOffice/24.2.2.2$Windows_X86_64 LibreOffice_project/d56cc158d8a96260b836f100ef4b4ef25d6f1a01</meta:generator>
    <meta:document-statistic meta:table-count="1" meta:image-count="0" meta:object-count="0" meta:page-count="3" meta:paragraph-count="32" meta:word-count="726" meta:character-count="5307" meta:non-whitespace-character-count="4593"/>
  </office:meta>
</office:document-meta>
</file>